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0.0008in solid #000000" fo:border-top="none"/>
    </style:style>
    <style:style style:name="ce2" style:family="table-cell" style:parent-style-name="Default" style:data-style-name="N37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order-bottom="0.0008in solid #000000" fo:border-left="none" fo:border-right="0.0008in solid #000000" fo:border-top="none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>
            <text:p>Fix 1</text:p>
          </table:table-cell>
          <table:table-cell table:number-columns-repeated="2"/>
          <table:table-cell office:value-type="string">
            <text:p>Fix 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" office:value-type="string">
            <text:p>1 – 1</text:p>
          </table:table-cell>
          <table:table-cell table:style-name="ce2" office:value-type="string">
            <text:p>1 – 2</text:p>
          </table:table-cell>
          <table:table-cell table:style-name="ce3" office:value-type="string">
            <text:p>1 – 4</text:p>
          </table:table-cell>
          <table:table-cell table:style-name="ce4" office:value-type="string">
            <text:p>2 – 1</text:p>
          </table:table-cell>
          <table:table-cell table:style-name="ce4" office:value-type="string">
            <text:p>2 – 2</text:p>
          </table:table-cell>
          <table:table-cell table:style-name="ce4" office:value-type="string">
            <text:p>2 – 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91">
            <text:p>26.91</text:p>
          </table:table-cell>
          <table:table-cell office:value-type="float" office:value="35.58">
            <text:p>35.58</text:p>
          </table:table-cell>
          <table:table-cell office:value-type="float" office:value="26.19">
            <text:p>26.19</text:p>
          </table:table-cell>
          <table:table-cell office:value-type="float" office:value="33.63">
            <text:p>33.63</text:p>
          </table:table-cell>
          <table:table-cell office:value-type="float" office:value="57.93">
            <text:p>57.93</text:p>
          </table:table-cell>
          <table:table-cell office:value-type="float" office:value="94.09">
            <text:p>94.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42">
            <text:p>35.42</text:p>
          </table:table-cell>
          <table:table-cell office:value-type="float" office:value="48.7">
            <text:p>48.7</text:p>
          </table:table-cell>
          <table:table-cell office:value-type="float" office:value="22.92">
            <text:p>22.92</text:p>
          </table:table-cell>
          <table:table-cell office:value-type="float" office:value="36.3">
            <text:p>36.3</text:p>
          </table:table-cell>
          <table:table-cell office:value-type="float" office:value="59.18">
            <text:p>59.18</text:p>
          </table:table-cell>
          <table:table-cell office:value-type="float" office:value="95.83">
            <text:p>95.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78">
            <text:p>31.78</text:p>
          </table:table-cell>
          <table:table-cell office:value-type="float" office:value="43.72">
            <text:p>43.72</text:p>
          </table:table-cell>
          <table:table-cell office:value-type="float" office:value="27.71">
            <text:p>27.71</text:p>
          </table:table-cell>
          <table:table-cell office:value-type="float" office:value="34.97">
            <text:p>34.97</text:p>
          </table:table-cell>
          <table:table-cell office:value-type="float" office:value="62.82">
            <text:p>62.82</text:p>
          </table:table-cell>
          <table:table-cell office:value-type="float" office:value="104.8">
            <text:p>104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.64">
            <text:p>31.64</text:p>
          </table:table-cell>
          <table:table-cell office:value-type="float" office:value="54.83">
            <text:p>54.83</text:p>
          </table:table-cell>
          <table:table-cell office:value-type="float" office:value="23.01">
            <text:p>23.01</text:p>
          </table:table-cell>
          <table:table-cell office:value-type="float" office:value="38.41">
            <text:p>38.41</text:p>
          </table:table-cell>
          <table:table-cell office:value-type="float" office:value="61.45">
            <text:p>61.45</text:p>
          </table:table-cell>
          <table:table-cell office:value-type="float" office:value="102.92">
            <text:p>102.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52">
            <text:p>28.52</text:p>
          </table:table-cell>
          <table:table-cell office:value-type="float" office:value="47.71">
            <text:p>47.71</text:p>
          </table:table-cell>
          <table:table-cell office:value-type="float" office:value="20.78">
            <text:p>20.78</text:p>
          </table:table-cell>
          <table:table-cell office:value-type="float" office:value="33.76">
            <text:p>33.76</text:p>
          </table:table-cell>
          <table:table-cell office:value-type="float" office:value="61.5">
            <text:p>61.5</text:p>
          </table:table-cell>
          <table:table-cell office:value-type="float" office:value="105.12">
            <text:p>105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.57">
            <text:p>28.57</text:p>
          </table:table-cell>
          <table:table-cell office:value-type="float" office:value="59.35">
            <text:p>59.35</text:p>
          </table:table-cell>
          <table:table-cell office:value-type="float" office:value="22.26">
            <text:p>22.26</text:p>
          </table:table-cell>
          <table:table-cell office:value-type="float" office:value="31.58">
            <text:p>31.58</text:p>
          </table:table-cell>
          <table:table-cell office:value-type="float" office:value="63.65">
            <text:p>63.65</text:p>
          </table:table-cell>
          <table:table-cell office:value-type="float" office:value="109.16">
            <text:p>109.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.34">
            <text:p>29.34</text:p>
          </table:table-cell>
          <table:table-cell office:value-type="float" office:value="52.82">
            <text:p>52.82</text:p>
          </table:table-cell>
          <table:table-cell office:value-type="float" office:value="20.82">
            <text:p>20.82</text:p>
          </table:table-cell>
          <table:table-cell office:value-type="float" office:value="32.36">
            <text:p>32.36</text:p>
          </table:table-cell>
          <table:table-cell office:value-type="float" office:value="58.01">
            <text:p>58.01</text:p>
          </table:table-cell>
          <table:table-cell office:value-type="float" office:value="103.45">
            <text:p>103.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.1">
            <text:p>29.1</text:p>
          </table:table-cell>
          <table:table-cell office:value-type="float" office:value="49.12">
            <text:p>49.12</text:p>
          </table:table-cell>
          <table:table-cell office:value-type="float" office:value="40.05">
            <text:p>40.05</text:p>
          </table:table-cell>
          <table:table-cell office:value-type="float" office:value="32.48">
            <text:p>32.48</text:p>
          </table:table-cell>
          <table:table-cell office:value-type="float" office:value="59.12">
            <text:p>59.12</text:p>
          </table:table-cell>
          <table:table-cell office:value-type="float" office:value="99.59">
            <text:p>99.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76">
            <text:p>25.76</text:p>
          </table:table-cell>
          <table:table-cell office:value-type="float" office:value="47.99">
            <text:p>47.99</text:p>
          </table:table-cell>
          <table:table-cell office:value-type="float" office:value="48.28">
            <text:p>48.28</text:p>
          </table:table-cell>
          <table:table-cell office:value-type="float" office:value="38.23">
            <text:p>38.23</text:p>
          </table:table-cell>
          <table:table-cell office:value-type="float" office:value="65.1">
            <text:p>65.1</text:p>
          </table:table-cell>
          <table:table-cell office:value-type="float" office:value="92.33">
            <text:p>92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.53">
            <text:p>24.53</text:p>
          </table:table-cell>
          <table:table-cell office:value-type="float" office:value="44.74">
            <text:p>44.74</text:p>
          </table:table-cell>
          <table:table-cell office:value-type="float" office:value="64.1">
            <text:p>64.1</text:p>
          </table:table-cell>
          <table:table-cell office:value-type="float" office:value="32.79">
            <text:p>32.79</text:p>
          </table:table-cell>
          <table:table-cell office:value-type="float" office:value="61.8">
            <text:p>61.8</text:p>
          </table:table-cell>
          <table:table-cell office:value-type="float" office:value="103.77">
            <text:p>103.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21">
            <text:p>25.21</text:p>
          </table:table-cell>
          <table:table-cell office:value-type="float" office:value="50.42">
            <text:p>50.42</text:p>
          </table:table-cell>
          <table:table-cell office:value-type="float" office:value="56.42">
            <text:p>56.42</text:p>
          </table:table-cell>
          <table:table-cell office:value-type="float" office:value="33.44">
            <text:p>33.44</text:p>
          </table:table-cell>
          <table:table-cell office:value-type="float" office:value="60.34">
            <text:p>60.34</text:p>
          </table:table-cell>
          <table:table-cell office:value-type="float" office:value="95.75">
            <text:p>95.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.34">
            <text:p>23.34</text:p>
          </table:table-cell>
          <table:table-cell office:value-type="float" office:value="62.01">
            <text:p>62.01</text:p>
          </table:table-cell>
          <table:table-cell office:value-type="float" office:value="49.3">
            <text:p>49.3</text:p>
          </table:table-cell>
          <table:table-cell office:value-type="float" office:value="37.15">
            <text:p>37.15</text:p>
          </table:table-cell>
          <table:table-cell office:value-type="float" office:value="58.86">
            <text:p>58.86</text:p>
          </table:table-cell>
          <table:table-cell office:value-type="float" office:value="91.15">
            <text:p>91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8">
            <text:p>19.8</text:p>
          </table:table-cell>
          <table:table-cell office:value-type="float" office:value="55.47">
            <text:p>55.47</text:p>
          </table:table-cell>
          <table:table-cell office:value-type="float" office:value="74.63">
            <text:p>74.63</text:p>
          </table:table-cell>
          <table:table-cell office:value-type="float" office:value="36.61">
            <text:p>36.61</text:p>
          </table:table-cell>
          <table:table-cell office:value-type="float" office:value="59.03">
            <text:p>59.03</text:p>
          </table:table-cell>
          <table:table-cell office:value-type="float" office:value="98.29">
            <text:p>98.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.8">
            <text:p>24.8</text:p>
          </table:table-cell>
          <table:table-cell office:value-type="float" office:value="56.48">
            <text:p>56.48</text:p>
          </table:table-cell>
          <table:table-cell office:value-type="float" office:value="102.34">
            <text:p>102.34</text:p>
          </table:table-cell>
          <table:table-cell office:value-type="float" office:value="34.41">
            <text:p>34.41</text:p>
          </table:table-cell>
          <table:table-cell office:value-type="float" office:value="60.07">
            <text:p>60.07</text:p>
          </table:table-cell>
          <table:table-cell office:value-type="float" office:value="102.19">
            <text:p>102.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17">
            <text:p>25.17</text:p>
          </table:table-cell>
          <table:table-cell office:value-type="float" office:value="65.34">
            <text:p>65.34</text:p>
          </table:table-cell>
          <table:table-cell office:value-type="float" office:value="106.11">
            <text:p>106.11</text:p>
          </table:table-cell>
          <table:table-cell office:value-type="float" office:value="30.68">
            <text:p>30.68</text:p>
          </table:table-cell>
          <table:table-cell office:value-type="float" office:value="47.49">
            <text:p>47.49</text:p>
          </table:table-cell>
          <table:table-cell office:value-type="float" office:value="105.33">
            <text:p>105.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.32">
            <text:p>32.32</text:p>
          </table:table-cell>
          <table:table-cell office:value-type="float" office:value="67.22">
            <text:p>67.22</text:p>
          </table:table-cell>
          <table:table-cell office:value-type="float" office:value="112.73">
            <text:p>112.73</text:p>
          </table:table-cell>
          <table:table-cell office:value-type="float" office:value="34.35">
            <text:p>34.35</text:p>
          </table:table-cell>
          <table:table-cell office:value-type="float" office:value="61.45">
            <text:p>61.45</text:p>
          </table:table-cell>
          <table:table-cell office:value-type="float" office:value="103.03">
            <text:p>103.03</text:p>
          </table:table-cell>
        </table:table-row>
        <table:table-row table:style-name="ro1">
          <table:table-cell table:style-name="Default">
            <draw:frame table:end-cell-address="Sheet1.H40" table:end-x="0.7303in" table:end-y="0.0264in" draw:z-index="0" draw:style-name="gr1" draw:text-style-name="P1" svg:width="6.2988in" svg:height="3.5429in" svg:x="0.0394in" svg:y="0.0398in">
              <draw:object draw:notify-on-update-of-ranges="Sheet1.A3:Sheet1.A3 Sheet1.A4:Sheet1.A19 Sheet1.B3:Sheet1.B3 Sheet1.B4:Sheet1.B19 Sheet1.C3:Sheet1.C3 Sheet1.C4:Sheet1.C19 Sheet1.D3:Sheet1.D3 Sheet1.D4:Sheet1.D19 Sheet1.E3:Sheet1.E3 Sheet1.E4:Sheet1.E19 Sheet1.F3:Sheet1.F3 Sheet1.F4:Sheet1.F19 Sheet1.G3:Sheet1.G3 Sheet1.G4:Sheet1.G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5/09/2017</text:date>, <text:time>21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Washburne</meta:initial-creator>
    <meta:creation-date>2017-05-09T20:57:53.09</meta:creation-date>
    <dc:date>2017-05-09T21:50:31.49</dc:date>
    <dc:creator>Dylan Washburne</dc:creator>
    <meta:editing-duration>PT52M38S</meta:editing-duration>
    <meta:editing-cycles>6</meta:editing-cycles>
    <meta:generator>OpenOffice/4.1.3$Win32 OpenOffice.org_project/413m1$Build-9783</meta:generator>
    <meta:document-statistic meta:table-count="3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2.878cm" style:legend-expansion="high" chart:style-name="ch2"/>
        <chart:plot-area chart:style-name="ch3" table:cell-range-address="Sheet1.A3:Sheet1.G19" chart:data-source-has-labels="both" svg:x="0.77cm" svg:y="0.855cm" svg:width="12.479cm" svg:height="7.545cm">
          <chartooo:coordinate-region svg:x="1.577cm" svg:y="1.067cm" svg:width="11.485cm" svg:height="6.66cm"/>
          <chart:axis chart:dimension="x" chart:name="primary-x" chart:style-name="ch4" chartooo:axis-type="auto">
            <chartooo:date-scale/>
            <chart:categories table:cell-range-address="Sheet1.A4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9" chart:label-cell-address="Sheet1.B3:Sheet1.B3" chart:class="chart:line">
            <chart:data-point chart:repeated="16"/>
          </chart:series>
          <chart:series chart:style-name="ch7" chart:values-cell-range-address="Sheet1.C4:Sheet1.C19" chart:label-cell-address="Sheet1.C3:Sheet1.C3" chart:class="chart:line">
            <chart:data-point chart:repeated="16"/>
          </chart:series>
          <chart:series chart:style-name="ch8" chart:values-cell-range-address="Sheet1.D4:Sheet1.D19" chart:label-cell-address="Sheet1.D3:Sheet1.D3" chart:class="chart:line">
            <chart:data-point chart:repeated="16"/>
          </chart:series>
          <chart:series chart:style-name="ch9" chart:values-cell-range-address="Sheet1.E4:Sheet1.E19" chart:label-cell-address="Sheet1.E3:Sheet1.E3" chart:class="chart:line">
            <chart:data-point chart:repeated="16"/>
          </chart:series>
          <chart:series chart:style-name="ch10" chart:values-cell-range-address="Sheet1.F4:Sheet1.F19" chart:label-cell-address="Sheet1.F3:Sheet1.F3" chart:class="chart:line">
            <chart:data-point chart:repeated="16"/>
          </chart:series>
          <chart:series chart:style-name="ch11" chart:values-cell-range-address="Sheet1.G4:Sheet1.G19" chart:label-cell-address="Sheet1.G3:Sheet1.G3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– 1</text:p>
                <draw:g>
                  <svg:desc>Sheet1.B3:Sheet1.B3</svg:desc>
                </draw:g>
              </table:table-cell>
              <table:table-cell office:value-type="string">
                <text:p>1 – 2</text:p>
                <draw:g>
                  <svg:desc>Sheet1.C3:Sheet1.C3</svg:desc>
                </draw:g>
              </table:table-cell>
              <table:table-cell office:value-type="string">
                <text:p>1 – 4</text:p>
                <draw:g>
                  <svg:desc>Sheet1.D3:Sheet1.D3</svg:desc>
                </draw:g>
              </table:table-cell>
              <table:table-cell office:value-type="string">
                <text:p>2 – 1</text:p>
                <draw:g>
                  <svg:desc>Sheet1.E3:Sheet1.E3</svg:desc>
                </draw:g>
              </table:table-cell>
              <table:table-cell office:value-type="string">
                <text:p>2 – 2</text:p>
                <draw:g>
                  <svg:desc>Sheet1.F3:Sheet1.F3</svg:desc>
                </draw:g>
              </table:table-cell>
              <table:table-cell office:value-type="string">
                <text:p>2 – 4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19</svg:desc>
                </draw:g>
              </table:table-cell>
              <table:table-cell office:value-type="float" office:value="26.91">
                <text:p>26.91</text:p>
                <draw:g>
                  <svg:desc>Sheet1.B4:Sheet1.B19</svg:desc>
                </draw:g>
              </table:table-cell>
              <table:table-cell office:value-type="float" office:value="35.58">
                <text:p>35.58</text:p>
                <draw:g>
                  <svg:desc>Sheet1.C4:Sheet1.C19</svg:desc>
                </draw:g>
              </table:table-cell>
              <table:table-cell office:value-type="float" office:value="26.19">
                <text:p>26.19</text:p>
                <draw:g>
                  <svg:desc>Sheet1.D4:Sheet1.D19</svg:desc>
                </draw:g>
              </table:table-cell>
              <table:table-cell office:value-type="float" office:value="33.63">
                <text:p>33.63</text:p>
                <draw:g>
                  <svg:desc>Sheet1.E4:Sheet1.E19</svg:desc>
                </draw:g>
              </table:table-cell>
              <table:table-cell office:value-type="float" office:value="57.93">
                <text:p>57.93</text:p>
                <draw:g>
                  <svg:desc>Sheet1.F4:Sheet1.F19</svg:desc>
                </draw:g>
              </table:table-cell>
              <table:table-cell office:value-type="float" office:value="94.09">
                <text:p>94.09</text:p>
                <draw:g>
                  <svg:desc>Sheet1.G4:Sheet1.G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5.42">
                <text:p>35.42</text:p>
              </table:table-cell>
              <table:table-cell office:value-type="float" office:value="48.7">
                <text:p>48.7</text:p>
              </table:table-cell>
              <table:table-cell office:value-type="float" office:value="22.92">
                <text:p>22.92</text:p>
              </table:table-cell>
              <table:table-cell office:value-type="float" office:value="36.3">
                <text:p>36.3</text:p>
              </table:table-cell>
              <table:table-cell office:value-type="float" office:value="59.18">
                <text:p>59.18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.78">
                <text:p>31.78</text:p>
              </table:table-cell>
              <table:table-cell office:value-type="float" office:value="43.72">
                <text:p>43.72</text:p>
              </table:table-cell>
              <table:table-cell office:value-type="float" office:value="27.71">
                <text:p>27.71</text:p>
              </table:table-cell>
              <table:table-cell office:value-type="float" office:value="34.97">
                <text:p>34.97</text:p>
              </table:table-cell>
              <table:table-cell office:value-type="float" office:value="62.82">
                <text:p>62.82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.64">
                <text:p>31.64</text:p>
              </table:table-cell>
              <table:table-cell office:value-type="float" office:value="54.83">
                <text:p>54.83</text:p>
              </table:table-cell>
              <table:table-cell office:value-type="float" office:value="23.01">
                <text:p>23.01</text:p>
              </table:table-cell>
              <table:table-cell office:value-type="float" office:value="38.41">
                <text:p>38.41</text:p>
              </table:table-cell>
              <table:table-cell office:value-type="float" office:value="61.45">
                <text:p>61.45</text:p>
              </table:table-cell>
              <table:table-cell office:value-type="float" office:value="102.92">
                <text:p>102.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.52">
                <text:p>28.52</text:p>
              </table:table-cell>
              <table:table-cell office:value-type="float" office:value="47.71">
                <text:p>47.71</text:p>
              </table:table-cell>
              <table:table-cell office:value-type="float" office:value="20.78">
                <text:p>20.78</text:p>
              </table:table-cell>
              <table:table-cell office:value-type="float" office:value="33.76">
                <text:p>33.76</text:p>
              </table:table-cell>
              <table:table-cell office:value-type="float" office:value="61.5">
                <text:p>61.5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57">
                <text:p>28.57</text:p>
              </table:table-cell>
              <table:table-cell office:value-type="float" office:value="59.35">
                <text:p>59.35</text:p>
              </table:table-cell>
              <table:table-cell office:value-type="float" office:value="22.26">
                <text:p>22.26</text:p>
              </table:table-cell>
              <table:table-cell office:value-type="float" office:value="31.58">
                <text:p>31.58</text:p>
              </table:table-cell>
              <table:table-cell office:value-type="float" office:value="63.65">
                <text:p>63.65</text:p>
              </table:table-cell>
              <table:table-cell office:value-type="float" office:value="109.16">
                <text:p>109.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9.34">
                <text:p>29.34</text:p>
              </table:table-cell>
              <table:table-cell office:value-type="float" office:value="52.82">
                <text:p>52.82</text:p>
              </table:table-cell>
              <table:table-cell office:value-type="float" office:value="20.82">
                <text:p>20.82</text:p>
              </table:table-cell>
              <table:table-cell office:value-type="float" office:value="32.36">
                <text:p>32.36</text:p>
              </table:table-cell>
              <table:table-cell office:value-type="float" office:value="58.01">
                <text:p>58.01</text:p>
              </table:table-cell>
              <table:table-cell office:value-type="float" office:value="103.45">
                <text:p>103.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9.1">
                <text:p>29.1</text:p>
              </table:table-cell>
              <table:table-cell office:value-type="float" office:value="49.12">
                <text:p>49.12</text:p>
              </table:table-cell>
              <table:table-cell office:value-type="float" office:value="40.05">
                <text:p>40.05</text:p>
              </table:table-cell>
              <table:table-cell office:value-type="float" office:value="32.48">
                <text:p>32.48</text:p>
              </table:table-cell>
              <table:table-cell office:value-type="float" office:value="59.12">
                <text:p>59.12</text:p>
              </table:table-cell>
              <table:table-cell office:value-type="float" office:value="99.59">
                <text:p>99.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76">
                <text:p>25.76</text:p>
              </table:table-cell>
              <table:table-cell office:value-type="float" office:value="47.99">
                <text:p>47.99</text:p>
              </table:table-cell>
              <table:table-cell office:value-type="float" office:value="48.28">
                <text:p>48.28</text:p>
              </table:table-cell>
              <table:table-cell office:value-type="float" office:value="38.23">
                <text:p>38.23</text:p>
              </table:table-cell>
              <table:table-cell office:value-type="float" office:value="65.1">
                <text:p>65.1</text:p>
              </table:table-cell>
              <table:table-cell office:value-type="float" office:value="92.33">
                <text:p>92.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53">
                <text:p>24.53</text:p>
              </table:table-cell>
              <table:table-cell office:value-type="float" office:value="44.74">
                <text:p>44.74</text:p>
              </table:table-cell>
              <table:table-cell office:value-type="float" office:value="64.1">
                <text:p>64.1</text:p>
              </table:table-cell>
              <table:table-cell office:value-type="float" office:value="32.79">
                <text:p>32.79</text:p>
              </table:table-cell>
              <table:table-cell office:value-type="float" office:value="61.8">
                <text:p>61.8</text:p>
              </table:table-cell>
              <table:table-cell office:value-type="float" office:value="103.77">
                <text:p>103.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1">
                <text:p>25.21</text:p>
              </table:table-cell>
              <table:table-cell office:value-type="float" office:value="50.42">
                <text:p>50.42</text:p>
              </table:table-cell>
              <table:table-cell office:value-type="float" office:value="56.42">
                <text:p>56.42</text:p>
              </table:table-cell>
              <table:table-cell office:value-type="float" office:value="33.44">
                <text:p>33.44</text:p>
              </table:table-cell>
              <table:table-cell office:value-type="float" office:value="60.34">
                <text:p>60.34</text:p>
              </table:table-cell>
              <table:table-cell office:value-type="float" office:value="95.75">
                <text:p>95.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.34">
                <text:p>23.34</text:p>
              </table:table-cell>
              <table:table-cell office:value-type="float" office:value="62.01">
                <text:p>62.01</text:p>
              </table:table-cell>
              <table:table-cell office:value-type="float" office:value="49.3">
                <text:p>49.3</text:p>
              </table:table-cell>
              <table:table-cell office:value-type="float" office:value="37.15">
                <text:p>37.15</text:p>
              </table:table-cell>
              <table:table-cell office:value-type="float" office:value="58.86">
                <text:p>58.86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.8">
                <text:p>19.8</text:p>
              </table:table-cell>
              <table:table-cell office:value-type="float" office:value="55.47">
                <text:p>55.47</text:p>
              </table:table-cell>
              <table:table-cell office:value-type="float" office:value="74.63">
                <text:p>74.63</text:p>
              </table:table-cell>
              <table:table-cell office:value-type="float" office:value="36.61">
                <text:p>36.61</text:p>
              </table:table-cell>
              <table:table-cell office:value-type="float" office:value="59.03">
                <text:p>59.03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.8">
                <text:p>24.8</text:p>
              </table:table-cell>
              <table:table-cell office:value-type="float" office:value="56.48">
                <text:p>56.48</text:p>
              </table:table-cell>
              <table:table-cell office:value-type="float" office:value="102.34">
                <text:p>102.34</text:p>
              </table:table-cell>
              <table:table-cell office:value-type="float" office:value="34.41">
                <text:p>34.41</text:p>
              </table:table-cell>
              <table:table-cell office:value-type="float" office:value="60.07">
                <text:p>60.07</text:p>
              </table:table-cell>
              <table:table-cell office:value-type="float" office:value="102.19">
                <text:p>102.1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.17">
                <text:p>25.17</text:p>
              </table:table-cell>
              <table:table-cell office:value-type="float" office:value="65.34">
                <text:p>65.34</text:p>
              </table:table-cell>
              <table:table-cell office:value-type="float" office:value="106.11">
                <text:p>106.11</text:p>
              </table:table-cell>
              <table:table-cell office:value-type="float" office:value="30.68">
                <text:p>30.68</text:p>
              </table:table-cell>
              <table:table-cell office:value-type="float" office:value="47.49">
                <text:p>47.49</text:p>
              </table:table-cell>
              <table:table-cell office:value-type="float" office:value="105.33">
                <text:p>105.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.32">
                <text:p>32.32</text:p>
              </table:table-cell>
              <table:table-cell office:value-type="float" office:value="67.22">
                <text:p>67.22</text:p>
              </table:table-cell>
              <table:table-cell office:value-type="float" office:value="112.73">
                <text:p>112.73</text:p>
              </table:table-cell>
              <table:table-cell office:value-type="float" office:value="34.35">
                <text:p>34.35</text:p>
              </table:table-cell>
              <table:table-cell office:value-type="float" office:value="61.45">
                <text:p>61.45</text:p>
              </table:table-cell>
              <table:table-cell office:value-type="float" office:value="103.03">
                <text:p>103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